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76cm" fo:min-width="3.60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35cm" fo:min-width="13.488cm" fo:wrap-option="no-wrap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3.55cm" fo:min-width="7.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4cm" svg:x="1.6cm" svg:y="1.5cm">
          <draw:glue-point draw:id="10" svg:x="-0.777cm" svg:y="5.004cm"/>
          <text:p text:style-name="P1">Commands</text:p>
          <text:p text:style-name="P1">Module</text:p>
          <text:p text:style-name="P1"/>
          <text:p text:style-name="P1">JAR</text:p>
          <draw:enhanced-geometry svg:viewBox="0 0 21600 21600" draw:glue-points="?f7 0 ?f6 ?f1 0 ?f10 ?f6 21600 ?f4 ?f10 21600 ?f9" draw:path-stretchpoint-x="10800" draw:path-stretchpoint-y="10800" draw:text-areas="0 ?f1 ?f4 ?f12" draw:type="cube" draw:modifiers="1921.01039336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5cm" svg:height="4.4cm" svg:x="1.7cm" svg:y="13.8cm">
          <text:p text:style-name="P1">Library</text:p>
          <text:p text:style-name="P1">Module</text:p>
          <text:p text:style-name="P1"/>
          <text:p text:style-name="P1">JAR</text:p>
          <draw:enhanced-geometry svg:viewBox="0 0 21600 21600" draw:glue-points="?f7 0 ?f6 ?f1 0 ?f10 ?f6 21600 ?f4 ?f10 21600 ?f9" draw:path-stretchpoint-x="10800" draw:path-stretchpoint-y="10800" draw:text-areas="0 ?f1 ?f4 ?f12" draw:type="cube" draw:modifiers="1921.01039336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13.988cm" svg:height="5.6cm" svg:x="5.7cm" svg:y="6.5cm">
          <text:p text:style-name="P3">Contains:</text:p>
          <text:p text:style-name="P3"/>
          <text:list text:style-name="L1">
            <text:list-item>
              <text:p text:style-name="P3"><text:span text:style-name="T1">ModuleCommandList</text:span> extends <text:span text:style-name="T1">CommandList</text:span></text:p>
            </text:list-item>
            <text:list-item>
              <text:p text:style-name="P3"><text:span text:style-name="T1">ModuleEnvironment</text:span> extend<text:span text:style-name="T1"> Environment</text:span></text:p>
            </text:list-item>
          </text:list>
          <draw:enhanced-geometry svg:viewBox="0 0 21600 21600" draw:mirror-horizontal="false" draw:type="line-callout-1" draw:modifiers="-2711.38751876474 -809.855382967327 -386.01758524555 2136.4756293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7.9cm" svg:height="3.8cm" svg:x="10.5cm" svg:y="14.2cm">
          <text:p text:style-name="P3">Contains:</text:p>
          <text:list text:style-name="L1">
            <text:list-item>
              <text:p text:style-name="P3">Algorithms or utilities</text:p>
            </text:list-item>
          </text:list>
          <draw:enhanced-geometry svg:viewBox="0 0 21600 21600" draw:mirror-horizontal="false" draw:type="line-callout-1" draw:modifiers="-10689.2798379952 2994.7908445146 -683.457790153145 3148.224151539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2" draw:layer="layout" svg:width="4.5cm" svg:height="4.4cm" svg:x="1.701cm" svg:y="19.601cm">
          <text:p text:style-name="P1">Loader</text:p>
          <text:p text:style-name="P1">Module</text:p>
          <text:p text:style-name="P1"/>
          <text:p text:style-name="P1">JAR</text:p>
          <draw:enhanced-geometry svg:viewBox="0 0 21600 21600" draw:glue-points="?f7 0 ?f6 ?f1 0 ?f10 ?f6 21600 ?f4 ?f10 21600 ?f9" draw:path-stretchpoint-x="10800" draw:path-stretchpoint-y="10800" draw:text-areas="0 ?f1 ?f4 ?f12" draw:type="cube" draw:modifiers="1921.01039336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7.9cm" svg:height="3.8cm" svg:x="10.501cm" svg:y="20.001cm">
          <text:p text:style-name="P3">Contains:</text:p>
          <text:list text:style-name="L1">
            <text:list-item>
              <text:p text:style-name="P3">A loader to load different</text:p>
              <text:p text:style-name="P3">kinds of datasets</text:p>
            </text:list-item>
          </text:list>
          <draw:enhanced-geometry svg:viewBox="0 0 21600 21600" draw:mirror-horizontal="false" draw:type="line-callout-1" draw:modifiers="-10689.2798379952 2994.7908445146 -683.457790153145 3148.224151539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37:57.321467717</meta:creation-date>
    <dc:date>2016-03-03T12:04:43.920685961</dc:date>
    <meta:editing-duration>PT11M17S</meta:editing-duration>
    <meta:editing-cycles>2</meta:editing-cycles>
    <meta:generator>LibreOffice/5.1.1.2$Linux_X86_64 LibreOffice_project/10m0$Build-2</meta:generator>
    <meta:document-statistic meta:object-count="6"/>
  </office:meta>
</office:document-meta>
</file>